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48f88"/>
    </style:style>
    <style:style style:name="P2" style:family="paragraph" style:parent-style-name="Standard">
      <style:text-properties officeooo:rsid="00048f88" officeooo:paragraph-rsid="00048f88"/>
    </style:style>
    <style:style style:name="P3" style:family="paragraph" style:parent-style-name="Standard">
      <style:text-properties fo:font-weight="bold" officeooo:rsid="0006021d" officeooo:paragraph-rsid="0006021d" style:font-weight-asian="bold" style:font-weight-complex="bold"/>
    </style:style>
    <style:style style:name="P4" style:family="paragraph" style:parent-style-name="Standard">
      <style:text-properties officeooo:rsid="0006021d" officeooo:paragraph-rsid="0006021d"/>
    </style:style>
    <style:style style:name="P5" style:family="paragraph" style:parent-style-name="Standard">
      <style:text-properties fo:font-weight="normal" officeooo:rsid="0006021d" officeooo:paragraph-rsid="0006021d" style:font-weight-asian="normal" style:font-weight-complex="normal"/>
    </style:style>
    <style:style style:name="T1" style:family="text">
      <style:text-properties officeooo:rsid="000602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y bienvenido donde continuaremos viendo las operaciones aritméticas que se pueden hacer con expresiones racionales, y una de las propiedades más importantes a tomar en cuenta sobre ellas es que </text:p>
      <text:p text:style-name="P1"/>
      <text:p text:style-name="P1"><text:tab/><text:tab/><text:tab/><text:tab/><text:tab/>ad/bd=a/b</text:p>
      <text:p text:style-name="P2">a este proceso se le conoce como simplificación de fracciones, y toma en cuenta que esa variable puede ser cualquier cosa como por ejemplo un monomio</text:p>
      <text:p text:style-name="P2"/>
      <text:p text:style-name="P2"><text:tab/><text:tab/><text:tab/><text:tab/><text:tab/>x(x+3)/y(x+3)z = x/yz</text:p>
      <text:p text:style-name="P2"/>
      <text:p text:style-name="P2">pues bien continuando hablaremos sobre la suma aritmética <text:s/>es decir la suma o resta de expresiones racionales, y para ello veremos un nuevo concepto llamado mínimo común múltiplo, el mínimo común múltiplo para dos expresiones algebraicas, es la expresión algebraica de menor coeficiente numérico y de menor grado que es divisible exactamente por cada una de las expresiones dadas. </text:p>
      <text:p text:style-name="P2"/>
      <text:p text:style-name="P3">UTILIZAR EJEMPLO 6.8 DE PAGINA 116</text:p>
      <text:p text:style-name="P2"/>
      <text:p text:style-name="P2"><text:span text:style-name="T1">Con esto en mente p</text:span>odemos <text:span text:style-name="T1">sumar o restar expresiones</text:span> de la siguiente manera, cuando tenemos dos expresiones racionales cuyo denominador es igual la solucion es esta </text:p>
      <text:p text:style-name="P2"/>
      <text:p text:style-name="P2"><text:tab/><text:tab/><text:tab/><text:tab/><text:tab/>a/b+c/b=a+c/b</text:p>
      <text:p text:style-name="P2">y cuando tenemos dos expresiones racionales con denominador distinto la <text:span text:style-name="T1">solución</text:span> es esta</text:p>
      <text:p text:style-name="P2"/>
      <text:p text:style-name="P2"><text:tab/><text:tab/><text:tab/><text:tab/><text:tab/>a/b+c/d=ad+bc/bd </text:p>
      <text:p text:style-name="P2">y si tenemos factores comunes esa expresion puede ser reducida a la forma </text:p>
      <text:p text:style-name="P2"><text:tab/><text:tab/><text:tab/><text:tab/><text:tab/></text:p>
      <text:p text:style-name="P2"><text:tab/><text:tab/><text:tab/><text:tab/><text:tab/> a/b+c/d=(a(m/b)+c(m/b))/m</text:p>
      <text:p text:style-name="P2">donde m es el mínimo común múltiplo </text:p>
      <text:p text:style-name="P4">veamos algunos ejemplos para que quede bien comprendido </text:p>
      <text:p text:style-name="P4"/>
      <text:p text:style-name="P3">EJEMPLOS DE LA PAGINA 117</text:p>
      <text:p text:style-name="P3"/>
      <text:p text:style-name="P5">como puedes ver el mínimo común múltiplo es igual a la multiplicación de los denominadores, siempre y cuando estos sean primos, es decir solo puedan dividirse entre ellos mimos y uno, sin embargo esto funciona igual para números que no son primos, solo que en este caso no seria un mcm, y por lo tanto habría que simplificar como por ejemplo en </text:p>
      <text:p text:style-name="P5"/>
      <text:p text:style-name="P5"><text:tab/><text:tab/><text:tab/><text:tab/>2/5+3/10=5/50=1/10</text:p>
      <text:p text:style-name="P5">esto es algo que a medida que tomes practica se te facilitara así que no te preocupes si te cuesta trabajo de momento.</text:p>
      <text:p text:style-name="P5">Por ultimo en esta lección veremos la multiplicación de expresiones racionales, en realidad es muy sencilla basta con directamente multiplicar numerador por numerador y denominador por denominador, sin embargo por la definición de número racional no deben estos tener factores comunes entre si, por lo que haremos uso de la factorización. Veamos algunos ejemplos.</text:p>
      <text:p text:style-name="P5"/>
      <text:p text:style-name="P3">EJEMPLOS DE LA PAGINA 1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9:58:22.412000000</meta:creation-date>
    <dc:date>2019-05-31T20:18:44.147000000</dc:date>
    <meta:editing-duration>PT9M21S</meta:editing-duration>
    <meta:editing-cycles>1</meta:editing-cycles>
    <meta:document-statistic meta:table-count="0" meta:image-count="0" meta:object-count="0" meta:page-count="1" meta:paragraph-count="21" meta:word-count="346" meta:character-count="2196" meta:non-whitespace-character-count="1826"/>
    <meta:generator>LibreOffice/6.1.1.2$Windows_X86_64 LibreOffice_project/5d19a1bfa650b796764388cd8b33a5af1f5baa1b</meta:generator>
  </office:meta>
</office:document-meta>
</file>